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2pt" officeooo:rsid="00017fa3" officeooo:paragraph-rsid="00186be1" style:font-size-asian="12pt" style:font-size-complex="12pt"/>
    </style:style>
    <style:style style:name="P2" style:family="paragraph" style:parent-style-name="Text_20_body">
      <style:text-properties fo:font-weight="bold" officeooo:rsid="00137215" officeooo:paragraph-rsid="00137215" style:font-weight-asian="bold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17ada1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officeooo:paragraph-rsid="0016229a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2pt" officeooo:paragraph-rsid="0016229a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6229a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rsid="00017fa3" officeooo:paragraph-rsid="0016229a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/>
    </style:style>
    <style:style style:name="T3" style:family="text">
      <style:text-properties fo:color="#000000" style:font-name="Liberation Serif" officeooo:rsid="0013bfed"/>
    </style:style>
    <style:style style:name="T4" style:family="text">
      <style:text-properties fo:color="#000000" style:font-name="Liberation Serif" officeooo:rsid="00142c2e"/>
    </style:style>
    <style:style style:name="T5" style:family="text">
      <style:text-properties fo:color="#000000" style:font-name="Liberation Serif" officeooo:rsid="00143576"/>
    </style:style>
    <style:style style:name="T6" style:family="text">
      <style:text-properties fo:color="#000000" style:font-name="Liberation Serif" officeooo:rsid="00137215"/>
    </style:style>
    <style:style style:name="T7" style:family="text">
      <style:text-properties fo:color="#000000" style:font-name="Liberation Serif" officeooo:rsid="00147b6b"/>
    </style:style>
    <style:style style:name="T8" style:family="text">
      <style:text-properties fo:color="#000000" style:font-name="Liberation Serif" officeooo:rsid="0016229a"/>
    </style:style>
    <style:style style:name="T9" style:family="text">
      <style:text-properties fo:color="#000000" style:font-name="Liberation Serif" officeooo:rsid="0017ada1"/>
    </style:style>
    <style:style style:name="T10" style:family="text">
      <style:text-properties fo:color="#000000" officeooo:rsid="00137215"/>
    </style:style>
    <style:style style:name="T11" style:family="text">
      <style:text-properties fo:color="#000000" officeooo:rsid="0013bfed"/>
    </style:style>
    <style:style style:name="T12" style:family="text">
      <style:text-properties fo:color="#000000" officeooo:rsid="00142c2e"/>
    </style:style>
    <style:style style:name="T13" style:family="text">
      <style:text-properties fo:color="#000000" officeooo:rsid="00143576"/>
    </style:style>
    <style:style style:name="T14" style:family="text">
      <style:text-properties fo:color="#000000" officeooo:rsid="00147b6b"/>
    </style:style>
    <style:style style:name="T15" style:family="text">
      <style:text-properties fo:color="#000000" officeooo:rsid="0016229a"/>
    </style:style>
    <style:style style:name="T16" style:family="text">
      <style:text-properties fo:color="#000000" officeooo:rsid="0017ada1"/>
    </style:style>
    <style:style style:name="T17" style:family="text">
      <style:text-properties officeooo:rsid="0016229a"/>
    </style:style>
    <style:style style:name="T18" style:family="text">
      <style:text-properties style:font-name="Liberation Serif" officeooo:rsid="00017fa3"/>
    </style:style>
    <style:style style:name="T19" style:family="text">
      <style:text-properties style:font-name="Liberation Serif" officeooo:rsid="00075ddf"/>
    </style:style>
    <style:style style:name="T20" style:family="text">
      <style:text-properties officeooo:rsid="00075ddf"/>
    </style:style>
    <style:style style:name="T21" style:family="text">
      <style:text-properties officeooo:rsid="00017f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s:</text:p>
      <text:p text:style-name="P3"><text:span text:style-name="T10">The new generation of the collaborative robots allow the use of small robot arms working in an asynchronous or synchronous </text:span><text:span text:style-name="T11">manner</text:span><text:span text:style-name="T10"> with human workers, e.g. the YuMi robot, a dual 7-DOF robot arms designed for precise manipulation of small </text:span><text:span text:style-name="T12">objects</text:span><text:span text:style-name="T10">. For further acceptance of such robot in the industry,</text:span><text:span text:style-name="T11"> </text:span><text:span text:style-name="T10">some methods and sensors systems have to be developed </text:span><text:span text:style-name="T12">in advance </text:span><text:span text:style-name="T10">to allow them to </text:span><text:span text:style-name="T11">perform task</text:span><text:span text:style-name="T12"> </text:span><text:span text:style-name="T13">such </text:span><text:span text:style-name="T12">as </text:span><text:span text:style-name="T11">grasping specific object.</text:span><text:span text:style-name="T12"> If the robot wants to grasp an object, it has to localize the object relative to itself. This application is known </text:span><text:span text:style-name="T14">in computer vision </text:span><text:span text:style-name="T12">as object recognition,</text:span><text:span text:style-name="T1"> the art of localizing predefined objects in image sensor data. </text:span></text:p>
      <text:p text:style-name="P7"><text:span text:style-name="T1">This master thesis presents a </text:span><text:span text:style-name="T14">pipeline </text:span><text:span text:style-name="T1">for object recognition of </text:span><text:span text:style-name="T14">single aisolated 3D object in point cloud data</text:span><text:span text:style-name="T1">. The </text:span><text:span text:style-name="T14">pipeline us</text:span><text:span text:style-name="T1">es </text:span><text:span text:style-name="T14">point cloud data</text:span><text:span text:style-name="T1"> rendered from a 3D </text:span><text:span text:style-name="T14">CAD </text:span><text:span text:style-name="T1">model and describes </text:span><text:span text:style-name="T14">their </text:span><text:span text:style-name="T1">characteristics using </text:span><text:span text:style-name="T14">local </text:span><text:span text:style-name="T1">feature descriptors. These are then matched with the descriptors of </text:span><text:span text:style-name="T14">the point cloud data from the scene</text:span><text:span text:style-name="T1"> to find the </text:span><text:span text:style-name="T14">6-DoF</text:span><text:span text:style-name="T1"> pose of the model in the </text:span><text:span text:style-name="T14">robot coordinate frame</text:span><text:span text:style-name="T1">. Th</text:span><text:span text:style-name="T15">is </text:span><text:span text:style-name="T16">initial </text:span><text:span text:style-name="T15">pose </text:span><text:span text:style-name="T16">estimation</text:span><text:span text:style-name="T15"> </text:span><text:span text:style-name="T16">is known as</text:span><text:span text:style-name="T15"> coarse estimate</text:span><text:span text:style-name="T1"> </text:span><text:span text:style-name="T16">which is </text:span><text:span text:style-name="T1">then refined <text:s/></text:span><text:span text:style-name="T15">by a </text:span><text:span text:style-name="T1">registration method </text:span><text:span text:style-name="T15">such as ICP </text:span><text:span text:style-name="T1">. </text:span><text:span text:style-name="T15">A robot-camera calibration is performed </text:span><text:span text:style-name="T16">also.</text:span></text:p>
      <text:p text:style-name="P5">One of the main contributions of this thesis is that it <text:span text:style-name="T17">uses FPFH (Fast Point Feature Histogram) for describing the local region and a hypothesize-and-test paradigm such as RANSAC is used in the matching process. In contrast to most of approaches those whose rely on Point Pair Features as feature descriptors and a geometry hashing such as voting-scheme method for the matching process.</text:span></text:p>
      <text:p text:style-name="P1">A voxel grid filter is suggested to reduce the number of 3D point cloud of objects for reducing computing time of pose estimation. </text:p>
      <text:p text:style-name="P5"/>
      <text:p text:style-name="P4"/>
      <text:p text:style-name="P4"/>
      <text:p text:style-name="P4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0:27:12.742773461</meta:creation-date>
    <dc:date>2019-04-07T21:48:05.454491740</dc:date>
    <meta:editing-duration>PT8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88" meta:character-count="1738" meta:non-whitespace-character-count="1452"/>
  </office:meta>
</office:document-meta>
</file>